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900000281D77650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8.06mm" svg:y="-13.14mm" svg:width="65mm" svg:height="36.37mm" draw:z-index="0"><draw:image xlink:href="Pictures/100000000000047900000281D77650A7.png" xlink:type="simple" xlink:show="embed" xlink:actuate="onLoad" draw:mime-type="image/png"/></draw:frame><draw:frame draw:style-name="fr1" draw:name="Image1 Copy 1" text:anchor-type="char" svg:x="49.14mm" svg:y="-12.79mm" svg:width="65mm" svg:height="36.37mm" draw:z-index="1"><draw:image xlink:href="Pictures/100000000000047900000281D77650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39:05.789302700</meta:creation-date>
    <dc:date>2025-10-06T15:32:38.741316600</dc:date>
    <meta:editing-duration>PT11M14S</meta:editing-duration>
    <meta:editing-cycles>2</meta:editing-cycles>
    <meta:generator>LibreOffice/25.2.5.2$Windows_X86_64 LibreOffice_project/03d19516eb2e1dd5d4ccd751a0d6f35f35e0802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